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b375e" officeooo:paragraph-rsid="000b375e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f2ce2" officeooo:paragraph-rsid="000f2ce2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0e7e3" officeooo:paragraph-rsid="0010e7e3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317392" officeooo:paragraph-rsid="00317392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1354e1" officeooo:paragraph-rsid="001354e1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354e1" officeooo:paragraph-rsid="0020aee7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1354e1" officeooo:paragraph-rsid="002221a3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14f415" officeooo:paragraph-rsid="0014f415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168f47" officeooo:paragraph-rsid="00168f47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19069a" officeooo:paragraph-rsid="0019069a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1a8828" officeooo:paragraph-rsid="001a8828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officeooo:rsid="00237d55" officeooo:paragraph-rsid="00237d55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officeooo:rsid="00299dd2" officeooo:paragraph-rsid="00299dd2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officeooo:rsid="00299dd2" officeooo:paragraph-rsid="002f4c32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officeooo:rsid="0032739b" officeooo:paragraph-rsid="0032739b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officeooo:rsid="0033a3c3" officeooo:paragraph-rsid="0033a3c3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officeooo:rsid="0033a3c3" officeooo:paragraph-rsid="003520ca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officeooo:rsid="0037d2b7" officeooo:paragraph-rsid="0037d2b7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officeooo:rsid="003a0540" officeooo:paragraph-rsid="003a0540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officeooo:rsid="00408ad1" officeooo:paragraph-rsid="00408ad1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4pt" officeooo:rsid="00408ad1" officeooo:paragraph-rsid="00567d29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officeooo:rsid="00417ff2" officeooo:paragraph-rsid="00417ff2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officeooo:rsid="00567d29" officeooo:paragraph-rsid="00567d29" style:font-size-asian="14pt" style:font-size-complex="14pt"/>
    </style:style>
    <style:style style:name="T1" style:family="text">
      <style:text-properties officeooo:rsid="0014f415"/>
    </style:style>
    <style:style style:name="T2" style:family="text">
      <style:text-properties officeooo:rsid="00154dc0"/>
    </style:style>
    <style:style style:name="T3" style:family="text">
      <style:text-properties officeooo:rsid="0020aee7"/>
    </style:style>
    <style:style style:name="T4" style:family="text">
      <style:text-properties officeooo:rsid="002221a3"/>
    </style:style>
    <style:style style:name="T5" style:family="text">
      <style:text-properties officeooo:rsid="002f4c32"/>
    </style:style>
    <style:style style:name="T6" style:family="text">
      <style:text-properties officeooo:rsid="003520ca"/>
    </style:style>
    <style:style style:name="T7" style:family="text">
      <style:text-properties officeooo:rsid="00408ad1"/>
    </style:style>
    <style:style style:name="T8" style:family="text">
      <style:text-properties officeooo:rsid="00567d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JOIN_SQL</text:p>
      <text:p text:style-name="P1"/>
      <text:p text:style-name="P2">// Create Table : employees</text:p>
      <text:p text:style-name="P2"/>
      <text:p text:style-name="P1">CREATE TABLE employees(emp_id int NOT NULL AUTO_INCREMENT PRIMARY KEY, emp_name varchar(255), salary int, depart_id varchar(255), manager_id varchar(255));</text:p>
      <text:p text:style-name="P1"/>
      <text:p text:style-name="P2">// Insert Data : employees</text:p>
      <text:p text:style-name="P2"/>
      <text:p text:style-name="P1">INSERT into employees VALUES ('E1', 'Rahul', 15000, 'D1', 'M1'),('E2', 'Manoj', 15000, 'D1', 'M1'),('E3', 'James', 55000, 'D2', 'M2'),('E4', 'Michael', 25000, 'D2', 'M2'),('E5', 'Ali', 20000, 'D10', 'M3'),('E6', 'Robin', 35000, 'D10', 'M3');</text:p>
      <text:p text:style-name="P1"/>
      <text:p text:style-name="P3">// Create Table : departments</text:p>
      <text:p text:style-name="P3"/>
      <text:p text:style-name="P3">CREATE TABLE departments(dept_id varchar(255) NOT NULL PRIMARY KEY, dept_name varchar(255));</text:p>
      <text:p text:style-name="P3"/>
      <text:p text:style-name="P3">// Insert Table : departments</text:p>
      <text:p text:style-name="P3"/>
      <text:p text:style-name="P3">INSERT INTO departments VALUES ('D1', 'IT'),('D2', 'HR'),('D3', 'Finance'),('D4', 'Admin');</text:p>
      <text:p text:style-name="P3"/>
      <text:p text:style-name="P4">// Joins</text:p>
      <text:p text:style-name="P5">// Inner Join: <text:span text:style-name="T1">To fetch the emp_name and dept_name</text:span></text:p>
      <text:p text:style-name="P5"/>
      <text:p text:style-name="P5">SELECT e.emp_name, d.dept_name</text:p>
      <text:p text:style-name="P5">from employees e</text:p>
      <text:p text:style-name="P5">INNER JOIN departments d</text:p>
      <text:p text:style-name="P5">ON e.dept_id = d.dept_id;</text:p>
      <text:p text:style-name="P5"/>
      <text:p text:style-name="P8">// Left Join : <text:span text:style-name="T2">All the emp_name and dept_name</text:span></text:p>
      <text:p text:style-name="P8"/>
      <text:p text:style-name="P5">SELECT e.emp_name, d.dept_name</text:p>
      <text:p text:style-name="P5">from employees e</text:p>
      <text:p text:style-name="P5">LEFT JOIN departments d</text:p>
      <text:p text:style-name="P5">ON e.dept_id = d.dept_id;</text:p>
      <text:p text:style-name="P5"/>
      <text:p text:style-name="P9">// Right Join : All the emp_name and dept_name</text:p>
      <text:p text:style-name="P9"/>
      <text:p text:style-name="P5">SELECT e.emp_name, d.dept_name</text:p>
      <text:p text:style-name="P5">FROM employees e</text:p>
      <text:p text:style-name="P5">RIGHT JOIN departments d</text:p>
      <text:p text:style-name="P5">ON e.dept_id = d.dept_id;</text:p>
      <text:p text:style-name="P5"><text:soft-page-break/></text:p>
      <text:p text:style-name="P10">// Create Table : managers</text:p>
      <text:p text:style-name="P10"/>
      <text:p text:style-name="P5">CREATE TABLE managers(manager_id varchar(255) NOT NULL PRIMARY KEY, manager_name varchar(255), dept_id varchar(255));</text:p>
      <text:p text:style-name="P5"/>
      <text:p text:style-name="P11">// Insert Table : managers</text:p>
      <text:p text:style-name="P11"/>
      <text:p text:style-name="P5">INSERT INTO managers VALUES ('M1', 'Prem', 'D3'),('M2', 'Shripadh', 'D4'),('M3', 'Nick', 'D1'),('M4', 'Cory', 'D1');</text:p>
      <text:p text:style-name="P5"/>
      <text:p text:style-name="P6"><text:span text:style-name="T4">// Left Join and </text:span>Inner Join <text:span text:style-name="T3">with 3 tables </text:span>: <text:span text:style-name="T1">To fetch the emp_name, dept_name </text:span><text:span text:style-name="T3">and manager_name</text:span></text:p>
      <text:p text:style-name="P5"/>
      <text:p text:style-name="P5">SELECT e.emp_name, d.dept_name, m.manager_name</text:p>
      <text:p text:style-name="P5">FROM employees e</text:p>
      <text:p text:style-name="P5">LEFT JOIN departments d</text:p>
      <text:p text:style-name="P5">ON e.dept_id = d.dept_id</text:p>
      <text:p text:style-name="P5">INNER JOIN managers m</text:p>
      <text:p text:style-name="P5">ON m.manager_id = e.manager_id;</text:p>
      <text:p text:style-name="P5"/>
      <text:p text:style-name="P7"><text:span text:style-name="T4">// Left Join and Right</text:span> Join <text:span text:style-name="T3">with 3 tables </text:span>: <text:span text:style-name="T1">To fetch the emp_name, dept_name </text:span><text:span text:style-name="T3">and <text:s/>manager_name</text:span></text:p>
      <text:p text:style-name="P7"/>
      <text:p text:style-name="P5">SELECT e.emp_name, d.dept_name, m.manager_name</text:p>
      <text:p text:style-name="P5">FROM employees e</text:p>
      <text:p text:style-name="P5">LEFT JOIN departments d</text:p>
      <text:p text:style-name="P5">ON e.dept_id = d.dept_id</text:p>
      <text:p text:style-name="P5">RIGHT JOIN managers m</text:p>
      <text:p text:style-name="P5">ON m.manager_id = e.manager_id;</text:p>
      <text:p text:style-name="P5"/>
      <text:p text:style-name="P5"/>
      <text:p text:style-name="P12">// Create Table : projects</text:p>
      <text:p text:style-name="P12"/>
      <text:p text:style-name="P5">CREATE TABLE projects(project_id varchar(255), project_name varchar(255), team_member_id varchar(255));</text:p>
      <text:p text:style-name="P5"/>
      <text:p text:style-name="P12">// Insert Table : projects</text:p>
      <text:p text:style-name="P12"/>
      <text:p text:style-name="P12">INSERT INTO projects VALUES ('P1', 'Data Migration', 'E1'),('P1', 'Data Migration', 'E2'),('P1', 'Data Migration', 'M3'),('P2', 'ETL Tool', 'E1'),('P2', 'ETL Tool', 'M4');</text:p>
      <text:p text:style-name="P12"/>
      <text:p text:style-name="P12"/>
      <text:p text:style-name="P13">// Left Join and Inner Join : Fetch details from 4 table data records </text:p>
      <text:p text:style-name="P13">// All employees their managers their departments and projects:</text:p>
      <text:p text:style-name="P12"><text:soft-page-break/></text:p>
      <text:p text:style-name="P12">SELECT e.emp_name, d.dept_name, m.manager_name, p.project_name</text:p>
      <text:p text:style-name="P12">FROM employees e</text:p>
      <text:p text:style-name="P12">LEFT JOIN departments d</text:p>
      <text:p text:style-name="P12">ON e.dept_id = d.dept_id</text:p>
      <text:p text:style-name="P12">INNER JOIN managers m</text:p>
      <text:p text:style-name="P12">ON m.manager_id = e.manager_id</text:p>
      <text:p text:style-name="P12">INNER JOIN projects p</text:p>
      <text:p text:style-name="P12">ON p.team_member_id = e.emp_id;</text:p>
      <text:p text:style-name="P12"/>
      <text:p text:style-name="P14">// Left , Inner <text:span text:style-name="T5">and Left Join</text:span> : Fetch details from 4 table data records</text:p>
      <text:p text:style-name="P14"><text:s/></text:p>
      <text:p text:style-name="P12">SELECT e.emp_name, d.dept_name, m.manager_name, p.project_name</text:p>
      <text:p text:style-name="P12">FROM employees e</text:p>
      <text:p text:style-name="P12">LEFT JOIN departments d</text:p>
      <text:p text:style-name="P12">ON e.dept_id = d.dept_id</text:p>
      <text:p text:style-name="P12">INNER JOIN managers m</text:p>
      <text:p text:style-name="P12">ON m.manager_id = e.manager_id</text:p>
      <text:p text:style-name="P12">LEFT JOIN projects p</text:p>
      <text:p text:style-name="P12">ON p.team_member_id = e.emp_id;</text:p>
      <text:p text:style-name="P12"/>
      <text:p text:style-name="P12"/>
      <text:p text:style-name="P15">Full Outer Join/ Full Join: </text:p>
      <text:p text:style-name="P15"/>
      <text:p text:style-name="P12">SELECT e.emp_name, d.dept_name</text:p>
      <text:p text:style-name="P12">FROM employees e</text:p>
      <text:p text:style-name="P12">FULL JOIN departments d </text:p>
      <text:p text:style-name="P12">ON d.dept_id = e.dept_id;</text:p>
      <text:p text:style-name="P12"/>
      <text:p text:style-name="P12"/>
      <text:p text:style-name="P16">Cross Join : <text:span text:style-name="T6">Two Tables</text:span></text:p>
      <text:p text:style-name="P16"/>
      <text:p text:style-name="P16"><text:s/>SELECT e.emp_name, d.dept_name</text:p>
      <text:p text:style-name="P16"><text:s/>FROM employees e</text:p>
      <text:p text:style-name="P16"><text:s/>CROSS JOIN departments d;</text:p>
      <text:p text:style-name="P16"/>
      <text:p text:style-name="P17">Cross Join : <text:span text:style-name="T6">Four Tables</text:span></text:p>
      <text:p text:style-name="P17"/>
      <text:p text:style-name="P16">SELECT e.emp_name, d.dept_name, m.manager_name, p.project_name</text:p>
      <text:p text:style-name="P16">FROM employees e</text:p>
      <text:p text:style-name="P16">CROSS JOIN departments d</text:p>
      <text:p text:style-name="P16">CROSS JOIN managers m</text:p>
      <text:p text:style-name="P16">CROSS JOIN projects p;</text:p>
      <text:p text:style-name="P16"/>
      <text:p text:style-name="P16"/>
      <text:p text:style-name="P18"><text:soft-page-break/>Cross Join Left Join and Inner Join : Four Tables </text:p>
      <text:p text:style-name="P18"/>
      <text:p text:style-name="P16">SELECT e.emp_name, d.dept_name, m.manager_name, p.project_name</text:p>
      <text:p text:style-name="P16">FROM employees e</text:p>
      <text:p text:style-name="P16">LEFT JOIN departments d</text:p>
      <text:p text:style-name="P16">ON e.dept_id = d.dept_id</text:p>
      <text:p text:style-name="P16">INNER JOIN managers m</text:p>
      <text:p text:style-name="P16">ON m.manager_id = e.manager_id</text:p>
      <text:p text:style-name="P16">CROSS JOIN projects p;</text:p>
      <text:p text:style-name="P16"/>
      <text:p text:style-name="P16"/>
      <text:p text:style-name="P19">Natural Join : </text:p>
      <text:p text:style-name="P19"/>
      <text:p text:style-name="P19">SELECT e.emp_name, d.dept_name</text:p>
      <text:p text:style-name="P19">FROM employees e</text:p>
      <text:p text:style-name="P19">NATURAL JOIN departments d;</text:p>
      <text:p text:style-name="P19"/>
      <text:p text:style-name="P21">Rename Table Column :</text:p>
      <text:p text:style-name="P20">ALTER TABLE departments CHANGE id dept_id VARCHAR(5<text:span text:style-name="T7">0</text:span>);</text:p>
      <text:p text:style-name="P20"/>
      <text:p text:style-name="P20"/>
      <text:p text:style-name="P23">Create Table : family</text:p>
      <text:p text:style-name="P23"/>
      <text:p text:style-name="P23">CREATE TABLE family (member_id varchar(50) NOT NULL PRIMARY KEY, name varchar(50), age int, parent_id varchar(50));</text:p>
      <text:p text:style-name="P23"/>
      <text:p text:style-name="P23">Insert Table : family</text:p>
      <text:p text:style-name="P23"/>
      <text:p text:style-name="P23">INSERT INTO family VALUES ('F1', 'David', 4, 'F5'),('F2', 'Carel', 10, 'F5'),('F3', 'Michael', 12, 'F5'),('F4', 'Johnson', 36, ''),('F5', 'Maryam', 40, 'F6'),('F6', 'Stewart', 70, ''),('F7', 'Rohan', 6, 'F4'),('F8', 'Asha', 8, 'F4');</text:p>
      <text:p text:style-name="P23"/>
      <text:p text:style-name="P23"/>
      <text:p text:style-name="P21">Self Join <text:span text:style-name="T8">with Inner Join </text:span>:</text:p>
      <text:p text:style-name="P21"/>
      <text:p text:style-name="P21">SELECT child.name child_name,</text:p>
      <text:p text:style-name="P21">child.age child_age,</text:p>
      <text:p text:style-name="P21">parent.name parent_name,</text:p>
      <text:p text:style-name="P21">parent.age parent_age</text:p>
      <text:p text:style-name="P21">FROM family child</text:p>
      <text:p text:style-name="P21">JOIN family parent </text:p>
      <text:p text:style-name="P21">ON child.parent_id = parent.member_id;</text:p>
      <text:p text:style-name="P21"/>
      <text:p text:style-name="P21"/>
      <text:p text:style-name="P21"/>
      <text:p text:style-name="P24"><text:soft-page-break/>Self Join with Left Join :</text:p>
      <text:p text:style-name="P24"/>
      <text:p text:style-name="P22">SELECT child.name child_name,</text:p>
      <text:p text:style-name="P22">child.age child_age,</text:p>
      <text:p text:style-name="P22">parent.name parent_name,</text:p>
      <text:p text:style-name="P22">parent.age parent_age</text:p>
      <text:p text:style-name="P22">FROM family child</text:p>
      <text:p text:style-name="P22">LEFT JOIN family parent </text:p>
      <text:p text:style-name="P22">ON child.parent_id = parent.member_id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1:05:43.015321404</meta:creation-date>
    <dc:date>2022-07-07T18:18:45.432727351</dc:date>
    <meta:editing-duration>PT4H8M45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5" meta:paragraph-count="116" meta:word-count="637" meta:character-count="4498" meta:non-whitespace-character-count="3964"/>
  </office:meta>
</office:document-meta>
</file>